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Helvetica neue" officeooo:rsid="001a0e80" officeooo:paragraph-rsid="001a0e80"/>
    </style:style>
    <style:style style:name="P2" style:family="paragraph" style:parent-style-name="Standard">
      <style:text-properties style:font-name="Helvetica neue" officeooo:rsid="001a81c0" officeooo:paragraph-rsid="001a81c0"/>
    </style:style>
    <style:style style:name="P3" style:family="paragraph" style:parent-style-name="Standard">
      <style:text-properties style:font-name="Helvetica neue" officeooo:rsid="001b88d8" officeooo:paragraph-rsid="001b88d8"/>
    </style:style>
    <style:style style:name="P4" style:family="paragraph" style:parent-style-name="Standard">
      <style:text-properties style:font-name="Helvetica neue" fo:font-size="6pt" officeooo:rsid="001b88d8" officeooo:paragraph-rsid="001b88d8" style:font-size-asian="6pt" style:font-size-complex="6pt"/>
    </style:style>
    <style:style style:name="P5" style:family="paragraph" style:parent-style-name="Standard">
      <style:text-properties style:font-name="Helvetica neue" officeooo:rsid="001c623b" officeooo:paragraph-rsid="001c623b"/>
    </style:style>
    <style:style style:name="P6" style:family="paragraph" style:parent-style-name="Standard">
      <style:text-properties style:font-name="Helvetica neue" officeooo:rsid="001da4e0" officeooo:paragraph-rsid="001da4e0"/>
    </style:style>
    <style:style style:name="T1" style:family="text">
      <style:text-properties officeooo:rsid="001a81c0"/>
    </style:style>
    <style:style style:name="T2" style:family="text">
      <style:text-properties officeooo:rsid="001b88d8"/>
    </style:style>
    <style:style style:name="T3" style:family="text">
      <style:text-properties officeooo:rsid="001c623b"/>
    </style:style>
    <style:style style:name="T4" style:family="text">
      <style:text-properties officeooo:rsid="001da4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s Manual <text:span text:style-name="T1">Bag Create</text:span></text:p>
      <text:p text:style-name="P1"/>
      <text:p text:style-name="P2">Bless/Curse tokens</text:p>
      <text:p text:style-name="P2"/>
      <text:p text:style-name="P2">Things to test:</text:p>
      <text:p text:style-name="P2">- Bless token</text:p>
      <text:p text:style-name="P2">- Curse token</text:p>
      <text:p text:style-name="P2">- Curse + bless</text:p>
      <text:p text:style-name="P2">- Larger amount of tokens</text:p>
      <text:p text:style-name="P2">- Large amount of curse/bless</text:p>
      <text:p text:style-name="P2">- What if bag has no nonterminal?</text:p>
      <text:p text:style-name="P2"><text:tab/>- May need to put in error code</text:p>
      <text:p text:style-name="P1"/>
      <text:p text:style-name="P1"/>
      <text:p text:style-name="P2">0, -2, Bless</text:p>
      <text:p text:style-name="P2"/>
      <text:p text:style-name="P2">+2: <text:tab/><text:span text:style-name="T2">100<text:tab/></text:span>33</text:p>
      <text:p text:style-name="P2">0: <text:tab/><text:span text:style-name="T2">67</text:span><text:tab/>50</text:p>
      <text:p text:style-name="P2">-2:<text:tab/><text:span text:style-name="T2">17</text:span><text:tab/>17</text:p>
      <text:p text:style-name="P2">-<text:span text:style-name="T2">3:<text:tab/>0</text:span></text:p>
      <text:p text:style-name="P2"/>
      <text:p text:style-name="P2"/>
      <text:p text:style-name="P2">0, -2, Curse</text:p>
      <text:p text:style-name="P2"/>
      <text:p text:style-name="P2">+4: <text:tab/><text:span text:style-name="T2">100</text:span><text:tab/>17%</text:p>
      <text:p text:style-name="P2">+2:<text:tab/><text:span text:style-name="T2">83</text:span><text:tab/>50%</text:p>
      <text:p text:style-name="P2">0:<text:tab/><text:span text:style-name="T2">33</text:span><text:tab/>33%</text:p>
      <text:p text:style-name="P2">-<text:span text:style-name="T2">1:<text:tab/>0</text:span></text:p>
      <text:p text:style-name="P2"/>
      <text:p text:style-name="P2"/>
      <text:p text:style-name="P2">0, -2, Bless, Curse</text:p>
      <text:p text:style-name="P2"/>
      <text:p text:style-name="P2">+4: <text:tab/><text:span text:style-name="T2">100</text:span><text:tab/>8%</text:p>
      <text:p text:style-name="P2">+2: <text:tab/><text:span text:style-name="T2">92</text:span><text:tab/>42%</text:p>
      <text:p text:style-name="P2"><text:s/>0: <text:tab/><text:span text:style-name="T2">50</text:span><text:tab/>42%</text:p>
      <text:p text:style-name="P2">-2:<text:tab/><text:span text:style-name="T2">8</text:span><text:tab/>8%</text:p>
      <text:p text:style-name="P2">-<text:span text:style-name="T2">3:<text:tab/>0</text:span></text:p>
      <text:p text:style-name="P2"/>
      <text:p text:style-name="P2"/>
      <text:p text:style-name="P2">0, -2, Bless, Bless, Bless</text:p>
      <text:p text:style-name="P2"><text:tab/><text:tab/><text:tab/>1/5<text:tab/>1/20<text:tab/>1/60<text:tab/>1/<text:span text:style-name="T2">120</text:span></text:p>
      <text:p text:style-name="P2"/>
      <text:p text:style-name="P3">+2<text:tab/>100<text:tab/>20%<text:tab/>1<text:tab/></text:p>
      <text:p text:style-name="P3">0<text:tab/>80<text:tab/>35%<text:tab/>1<text:tab/>3<text:tab/></text:p>
      <text:p text:style-name="P3">-2<text:tab/>45<text:tab/>25%<text:tab/><text:tab/>3<text:tab/>6</text:p>
      <text:p text:style-name="P3">-4<text:tab/>20<text:tab/>15%<text:tab/><text:tab/><text:tab/>6<text:tab/>6</text:p>
      <text:p text:style-name="P3">-6<text:tab/>5<text:tab/>5%<text:tab/><text:tab/><text:tab/><text:tab/>6</text:p>
      <text:p text:style-name="P3">-7<text:tab/>0</text:p>
      <text:p text:style-name="P3"><text:soft-page-break/></text:p>
      <text:p text:style-name="P3">0, -2, Curse, Curse, Curse</text:p>
      <text:p text:style-name="P3"><text:tab/><text:tab/><text:tab/>1/5<text:tab/>1/20<text:tab/>1/60<text:tab/>1/120</text:p>
      <text:p text:style-name="P3"/>
      <text:p text:style-name="P3">+8<text:tab/>100<text:tab/>5%<text:tab/><text:tab/><text:tab/><text:tab/>6</text:p>
      <text:p text:style-name="P3">+6<text:tab/>95<text:tab/>15%<text:tab/><text:tab/><text:tab/>6<text:tab/>6</text:p>
      <text:p text:style-name="P3">+4<text:tab/>80<text:tab/>25%<text:tab/><text:tab/>3<text:tab/>6</text:p>
      <text:p text:style-name="P3">+2<text:tab/>55<text:tab/>35%<text:tab/>1<text:tab/>3</text:p>
      <text:p text:style-name="P3">0<text:tab/>20<text:tab/>20%<text:tab/>1</text:p>
      <text:p text:style-name="P3">-1<text:tab/>0</text:p>
      <text:p text:style-name="P3"/>
      <text:p text:style-name="P3"/>
      <text:p text:style-name="P3">0, -2, Curse, Curse, Curse, Curse, Bless, Bless, Bless, Bless</text:p>
      <text:p text:style-name="P4"><text:tab/><text:tab/><text:tab/>1/10<text:tab/>1/90<text:tab/>1/720<text:tab/>1/5040<text:tab/>1/30240 <text:tab/>1/151200<text:tab/>1/604,800<text:tab/>1/1814400<text:tab/>1/3628800</text:p>
      <text:p text:style-name="P3">+10<text:tab/><text:tab/><text:tab/><text:tab/><text:tab/><text:tab/><text:tab/><text:span text:style-name="T3">24</text:span></text:p>
      <text:p text:style-name="P3">+8<text:tab/><text:tab/><text:tab/><text:tab/><text:tab/><text:tab/><text:span text:style-name="T3">24<text:tab/>24</text:span></text:p>
      <text:p text:style-name="P3">+6<text:tab/><text:tab/><text:tab/><text:tab/><text:tab/><text:span text:style-name="T3">12<text:tab/>24<text:tab/>384</text:span></text:p>
      <text:p text:style-name="P3">+4<text:tab/><text:tab/><text:tab/><text:tab/>4<text:tab/><text:span text:style-name="T3">12<text:tab/>144<text:tab/>384</text:span></text:p>
      <text:p text:style-name="P3">+2<text:tab/><text:tab/><text:tab/>1<text:tab/>4<text:tab/><text:span text:style-name="T3">32<text:tab/>144<text:tab/></text:span></text:p>
      <text:p text:style-name="P3">0<text:tab/><text:tab/><text:tab/>1<text:tab/>4<text:tab/><text:span text:style-name="T3">32<text:tab/>144<text:tab/></text:span></text:p>
      <text:p text:style-name="P3">-2<text:tab/><text:tab/><text:tab/><text:tab/>4<text:tab/><text:span text:style-name="T3">12<text:tab/>144<text:tab/>384</text:span></text:p>
      <text:p text:style-name="P3">-4<text:tab/><text:tab/><text:tab/><text:tab/><text:tab/><text:span text:style-name="T3">12<text:tab/>24<text:tab/>384</text:span></text:p>
      <text:p text:style-name="P3">-6<text:tab/><text:tab/><text:tab/><text:tab/><text:tab/><text:tab/><text:span text:style-name="T3">24<text:tab/>24</text:span></text:p>
      <text:p text:style-name="P3">-8<text:tab/><text:tab/><text:tab/><text:tab/><text:tab/><text:tab/><text:tab/><text:span text:style-name="T3">24</text:span></text:p>
      <text:p text:style-name="P3">-9</text:p>
      <text:p text:style-name="P3"/>
      <text:p text:style-name="P3"/>
      <text:p text:style-name="P5">21 = 4*3*4 * 3</text:p>
      <text:p text:style-name="P5">12</text:p>
      <text:p text:style-name="P3"/>
      <text:p text:style-name="P5">31 4 3 2 4 * 4</text:p>
      <text:p text:style-name="P5"/>
      <text:p text:style-name="P5">22 <text:span text:style-name="T4">4 3 4 3 * 6</text:span></text:p>
      <text:p text:style-name="P6">ccbb</text:p>
      <text:p text:style-name="P6">cbcb</text:p>
      <text:p text:style-name="P6">bccb</text:p>
      <text:p text:style-name="P6">cbbc</text:p>
      <text:p text:style-name="P6">bcbc</text:p>
      <text:p text:style-name="P6">bbcc</text:p>
      <text:p text:style-name="P5">13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19:17.921000000</meta:creation-date>
    <dc:date>2024-09-08T15:20:35.883000000</dc:date>
    <meta:editing-duration>PT2H4M21S</meta:editing-duration>
    <meta:editing-cycles>1</meta:editing-cycles>
    <meta:document-statistic meta:table-count="0" meta:image-count="0" meta:object-count="0" meta:page-count="2" meta:paragraph-count="66" meta:word-count="244" meta:character-count="971" meta:non-whitespace-character-count="719"/>
    <meta:generator>LibreOffice/24.2.5.2$Windows_X86_64 LibreOffice_project/bffef4ea93e59bebbeaf7f431bb02b1a39ee8a59</meta:generator>
  </office:meta>
</office:document-meta>
</file>